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line-height="115%"/>
    </style:style>
    <style:style style:name="P2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едостаточный уровень развития экономических отношений в обществе, механизмов государственного управления приводит к негативному явлению — теневой экономике.</text:p>
      <text:h text:style-name="P1" text:outline-level="3">Сущность, виды, формы теневой экономики</text:h>
      <text:p text:style-name="P3">Желание скрыть доходы (или их часть) от контролирующих органов присутствует у множества субъектов предпринимательства и граждан по всему миру. Но в одних странах существуют благоприятные условия для процветания теневого бизнеса (массовая коррупция, слабая система управления и контроля, завышенные ставки налогов и сборов), в других такие условия пресекаются жёсткой системой наказаний, отсутствием системного взяточничества, гибкой, разумной системой налогообложения.</text:p>
      <text:p text:style-name="P3">Ещё одним важным фактором развития теневой экономики является тяжёлая социальная обстановка. Человек, у которого не хватает элементарных средств для существования, вынужден соглашаться работать неофициально на нечестного работодателя.</text:p>
      <text:p text:style-name="P3">Основные виды и составляющие теневой деятельности от статистических, контролирующих органов:</text:p>
      <text:p text:style-name="P3"><text:s text:c="4"/>• <text:span text:style-name="T1">«Вторая» экономика.</text:span> Сокрытие части совершаемых хозяйственных операций, товарооборота и финансов. Осуществляя официально разрешенные виды экономической деятельности, субъекты предпринимательства не отражают в бухгалтерском, статистическом, налоговом учете и отчетности определенную долю отгруженной продукции, выполненных услуг, скрывают часть выручки, реальной заработной платы от налогообложения; </text:p>
      <text:p text:style-name="P3"><text:s text:c="4"/>• <text:span text:style-name="T1">«Чёрный» бизнес.</text:span> Незаконное занятие запрещенными видами деятельности (контрабанда, наркобизнес, скрытый оборот поддельных спиртных и табачных изделий, продажа оружия); </text:p>
      <text:p text:style-name="P3"><text:s text:c="4"/>• <text:span text:style-name="T1">«Серая» экономика.</text:span> Получение доходов мошенническим путем (обсчёт покупателей в местах торговли, приписки, хищения, взятки), организация подпольных цехов. Сокрытие от учета трудовых ресурсов, их реального размера зарплаты и обязательных отчислений в социальные фонды и бюджет. Сомнительные финансовые операции с целью вывода денежных средств в офшорные зоны; </text:p>
      <text:p text:style-name="P3"><text:s text:c="4"/>• <text:span text:style-name="T1">Коррупционные доходы в бюджетной сфере</text:span> (взятки за «решение вопросов» чиновникам, представителям контролирующих органов, а также в сферах здравоохранения, образования, коммунальных и государственных услуг). </text:p>
      <text:p text:style-name="P3">Основными сферами теневой экономики являются подпольное производство, <text:soft-page-break/>оказание услуг, розничная торговля. Как правило, «чёрной» экономикой занимаются субъекты организованной преступности. Этот теневой сегмент представляет наибольшую опасность для дальнейшего развития государства. Благодатная почва для «чёрного» бизнеса подпитывается коррупцией в правоохранительных органах, взаимосвязью теневой экономики и организованной преступности. Эти два негативных фактора требует от представителей государственного управления принципиальной и нещадной борьбы, применения суровых наказаний для защиты экономики страны от разрушения.</text:p>
      <text:p text:style-name="P3">На «серую» и «вторую» (или «беловоротничковую») экономику возможно осуществление косвенного влияния с помощью финансовых рычагов. Субъектам предпринимательства должно стать невыгодно рисковать бизнесом ради сокрытия налогов при соответствующем снижении налогового бремени, улучшении экономических показателей, деловой атмосферы на территории страны.</text:p>
      <text:p text:style-name="P2">Признаки теневой экономики</text:p>
      <text:p text:style-name="P3">Основными индикаторами, высвечивающими масштабы теневой экономики на территории государства являются:</text:p>
      <text:p text:style-name="P3">несоответствие уровня фактического потребления официальным доходам; </text:p>
      <text:p text:style-name="P3"><text:s text:c="4"/>• завышенный спрос на деньги по сравнению с методологическими расчётами центральных банков стран; </text:p>
      <text:p text:style-name="P3"><text:s text:c="4"/>• расхождение размеров потребления электроэнергии, других необходимых ресурсов, используемых в производственной деятельности, сфере услуг; </text:p>
      <text:p text:style-name="P3"><text:s text:c="4"/>• несоответствие статистических показателей трудовой занятости их размерам, установленных путём проведенных выборочных наблюдений, социологических опросов населения. </text:p>
      <text:p text:style-name="P3">Значительные отклонения показателей свидетельствуют о большой доле укрывательства от государства совершаемых сделок между предпринимателями, занижении реального уровня доходов.</text:p>
      <text:p text:style-name="P2">Причины теневой экономики</text:p>
      <text:p text:style-name="P3">Любой здравомыслящий бизнесмен ведя дело, просчитывает размер своих вложений, расходов, доходов и ожидаемую прибыль. Если он при нормальных условиях финансово-хозяйственной деятельности не получает прибыль, начинается поиск законных или незаконных путей достижения положительного финансового результата. Нерациональная система налогов, сборов, тотальный надзор и контроль, системная коррупция не дают возможности честным предпринимателям успешно конкурировать с «нечистыми на руку», приводят к значительному росту доли теневой экономики в создании общего валового <text:soft-page-break/>продукта на территории страны.</text:p>
      <text:p text:style-name="P3">Ещё одной причиной ухода части экономики в тень являются финансовые кризисы, рост безработицы, инфляция.</text:p>
      <text:p text:style-name="P3">Серьёзным социальным фактором, опасным для сохранения целостности государства, является потеря доверия его граждан к органам управления. Если люди чувствуют, что представители органов власти, собирая налоги не занимаются надлежащим образом обеспечением достойных социальных услуг в сфере медицины, образования, коммунальных услуг, не развивают экономическую сферу, у них пропадает желание платить отчисления в государственный бюджет.</text:p>
      <text:p text:style-name="P3">Несоответствие экономических, юридических нормативных правовых актов реальной ситуации в стране также значительно влияет на уровень развития теневой экономики.</text:p>
      <text:p text:style-name="P2">Рост теневой экономики, ее негативное или положительное влияние</text:p>
      <text:p text:style-name="P3">Возрастание доли сокрытия доходов и ресурсов неразрывно связано с ослаблением государственной системы. При снижении уровня социальной защищенности населения к постоянной группе представителей организованной преступности, присоединяются ранее законопослушные граждане, предприниматели, вынужденные любыми средствами бороться за свое выживание и сохранение собственного бизнеса. Ярким примером роста «тени» являются девяностые годы прошлого века на постсоветском пространстве. Новая законодательная база, чёткая структура правоохранительных органов отсутствовала, и реальная власть во многих местах переходила к субъектам организованной преступности.</text:p>
      <text:p text:style-name="P3">Негативные последствия теневой экономики выражаются в не получении государством необходимых средств для наполнения бюджетов всех уровней, потере способности своевременно выполнять свои обязательства перед жителями в социальной сфере (выплаты пенсий, пособий, обеспечение надлежащего уровня здравоохранения, образования).</text:p>
      <text:p text:style-name="P3">В конечном итоге, когда в стране на базе накопления огромных теневых капиталов реально управляют бандитские группировки, официальные властные структуры полностью теряют своё назначение во внешней и внутренней политике, что приводит к разрушению государственного управления.</text:p>
      <text:p text:style-name="P3">Вместе с тем, в периоды финансовых кризисов, «беловоротничковая» и «серая» виды теневого сектора экономики частично способствует сохранению субъектов предпринимательства. Сохранение скрытых рабочих мест, неучтённых доходов, позволяет им выжить в тяжелейших финансовых условиях, что стало бы <text:soft-page-break/>невозможно при полном объеме выполнения обязательств перед государственным бюджетом.</text:p>
      <text:p text:style-name="P2">Методы оценки теневой экономики</text:p>
      <text:p text:style-name="P3">Ученые экономисты многих стран изучили основные факторы влияния и разработали методики определения размеров экономической «тени».</text:p>
      <text:p text:style-name="P3">Прямые методы основаны на анализе информации, полученной путем специальных опросов, наблюдений, проверок в сфере доходов и расходов субъектов предпринимательства, трудоспособных граждан и их реальной занятости.</text:p>
      <text:p text:style-name="P3">Косвенные методы включают в себя тщательный анализ расхождений в расчётных и фактических данных товарных потоков, расходовании основных видов производственных ресурсов.</text:p>
      <text:p text:style-name="P3">Монетарные методы основаны на сопоставлении и анализе использования наличных денежных средств в обороте.</text:p>
      <text:p text:style-name="P3">Структурные методы направлены на изучение доли скрытых оборотов в основных сферах теневой экономики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9T11:55:41.005641605</dc:date>
    <meta:editing-duration>PT3M2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4" meta:paragraph-count="34" meta:word-count="870" meta:character-count="7639" meta:non-whitespace-character-count="6766"/>
  </office:meta>
</office:document-meta>
</file>